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8.0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Nombre</text:p>
          </table:table-cell>
          <table:table-cell office:value-type="string">
            <text:p>Direccion</text:p>
          </table:table-cell>
          <table:table-cell office:value-type="string">
            <text:p>FileSet</text:p>
          </table:table-cell>
        </table:table-row>
        <table:table-row table:style-name="ro1">
          <table:table-cell office:value-type="string">
            <text:p>Maquinas GNU/LINUX</text:p>
          </table:table-cell>
          <table:table-cell office:value-type="string">
            <text:p>srv-dedalo</text:p>
          </table:table-cell>
          <table:table-cell office:value-type="string">
            <text:p>192.168.7.160</text:p>
          </table:table-cell>
          <table:table-cell office:value-type="string">
            <text:p>File = "/home/Versiones"</text:p>
          </table:table-cell>
        </table:table-row>
        <table:table-row table:style-name="ro1">
          <table:table-cell table:number-columns-repeated="3"/>
          <table:table-cell office:value-type="string">
            <text:p>File = "/home/sgsi"</text:p>
          </table:table-cell>
        </table:table-row>
        <table:table-row table:style-name="ro1">
          <table:table-cell table:number-columns-repeated="3"/>
          <table:table-cell office:value-type="string">
            <text:p>File = "/home/replicador"</text:p>
          </table:table-cell>
        </table:table-row>
        <table:table-row table:style-name="ro1">
          <table:table-cell table:number-columns-repeated="3"/>
          <table:table-cell office:value-type="string">
            <text:p>File = "/home/Bitacoras"</text:p>
          </table:table-cell>
        </table:table-row>
        <table:table-row table:style-name="ro1">
          <table:table-cell table:number-columns-repeated="3"/>
          <table:table-cell office:value-type="string">
            <text:p>File = "/home/intranet"</text:p>
          </table:table-cell>
        </table:table-row>
        <table:table-row table:style-name="ro1">
          <table:table-cell table:number-columns-repeated="3"/>
          <table:table-cell office:value-type="string">
            <text:p>File = "/home/proyectomovil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mailcaschile</text:p>
          </table:table-cell>
          <table:table-cell office:value-type="string">
            <text:p>192.168.7.181</text:p>
          </table:table-cell>
          <table:table-cell office:value-type="string">
            <text:p>File = "/etc"</text:p>
          </table:table-cell>
        </table:table-row>
        <table:table-row table:style-name="ro1">
          <table:table-cell table:number-columns-repeated="3"/>
          <table:table-cell office:value-type="string">
            <text:p>File = "/home/mailbak"</text:p>
          </table:table-cell>
        </table:table-row>
        <table:table-row table:style-name="ro1">
          <table:table-cell table:number-columns-repeated="3"/>
          <table:table-cell office:value-type="string">
            <text:p>File = "/var/spool/mail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mail</text:p>
          </table:table-cell>
          <table:table-cell office:value-type="string">
            <text:p>192.168.7.140</text:p>
          </table:table-cell>
          <table:table-cell office:value-type="string">
            <text:p>File = "/etc"</text:p>
          </table:table-cell>
        </table:table-row>
        <table:table-row table:style-name="ro1">
          <table:table-cell table:number-columns-repeated="3"/>
          <table:table-cell office:value-type="string">
            <text:p>File = "/var/vmail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as-storage</text:p>
          </table:table-cell>
          <table:table-cell/>
          <table:table-cell office:value-type="string">
            <text:p>File = "/etc"</text:p>
          </table:table-cell>
        </table:table-row>
        <table:table-row table:style-name="ro1">
          <table:table-cell table:number-columns-repeated="3"/>
          <table:table-cell office:value-type="string">
            <text:p>File = "/var/samba/SGSI</text:p>
          </table:table-cell>
        </table:table-row>
        <table:table-row table:style-name="ro1">
          <table:table-cell table:number-columns-repeated="3"/>
          <table:table-cell office:value-type="string">
            <text:p>File = "/var/samba/testing"</text:p>
          </table:table-cell>
        </table:table-row>
        <table:table-row table:style-name="ro1">
          <table:table-cell table:number-columns-repeated="3"/>
          <table:table-cell office:value-type="string">
            <text:p>File = "/var/samba/Ingenieria"</text:p>
          </table:table-cell>
        </table:table-row>
        <table:table-row table:style-name="ro1">
          <table:table-cell table:number-columns-repeated="3"/>
          <table:table-cell office:value-type="string">
            <text:p>File = "/var/samba/ajara"</text:p>
          </table:table-cell>
        </table:table-row>
        <table:table-row table:style-name="ro1">
          <table:table-cell table:number-columns-repeated="3"/>
          <table:table-cell office:value-type="string">
            <text:p>File = "/var/samba/Cobranzas"</text:p>
          </table:table-cell>
        </table:table-row>
        <table:table-row table:style-name="ro1">
          <table:table-cell table:number-columns-repeated="3"/>
          <table:table-cell office:value-type="string">
            <text:p>File = "/var/samba/OPERACIONES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legolas</text:p>
          </table:table-cell>
          <table:table-cell/>
          <table:table-cell office:value-type="string">
            <text:p>File = "/etc"</text:p>
          </table:table-cell>
        </table:table-row>
        <table:table-row table:style-name="ro1">
          <table:table-cell table:number-columns-repeated="3"/>
          <table:table-cell office:value-type="string">
            <text:p>File = "/home/transparencias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aquinas Microsoft WINDOWS TM</text:p>
          </table:table-cell>
          <table:table-cell office:value-type="string">
            <text:p>biztalk</text:p>
          </table:table-cell>
          <table:table-cell/>
          <table:table-cell office:value-type="string">
            <text:p>File = "c:/Inetpub"</text:p>
          </table:table-cell>
        </table:table-row>
        <table:table-row table:style-name="ro1">
          <table:table-cell table:number-columns-repeated="3"/>
          <table:table-cell office:value-type="string">
            <text:p>File = "d:/Sitios_Web/Pruebas e-com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v-firma</text:p>
          </table:table-cell>
          <table:table-cell office:value-type="string">
            <text:p>192.168.7.63</text:p>
          </table:table-cell>
          <table:table-cell office:value-type="string">
            <text:p>File = "c:/Inetpub"</text:p>
          </table:table-cell>
        </table:table-row>
        <table:table-row table:style-name="ro1">
          <table:table-cell table:number-columns-repeated="3"/>
          <table:table-cell office:value-type="string">
            <text:p>File = "c:/Appserv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b_server</text:p>
          </table:table-cell>
          <table:table-cell office:value-type="string">
            <text:p>192.168.7.79</text:p>
          </table:table-cell>
          <table:table-cell office:value-type="string">
            <text:p>File = "e:/VSS_CAS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ql-server</text:p>
          </table:table-cell>
          <table:table-cell/>
          <table:table-cell office:value-type="string">
            <text:p>File = "e:/Sistemas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v-areanet</text:p>
          </table:table-cell>
          <table:table-cell/>
          <table:table-cell office:value-type="string">
            <text:p>File = "f:/Respaldos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v-caschile</text:p>
          </table:table-cell>
          <table:table-cell/>
          <table:table-cell office:value-type="string">
            <text:p>File = "c:/Inetpub/wwwroot/QSM_Cas_Produccion"</text:p>
          </table:table-cell>
        </table:table-row>
        <table:table-row table:style-name="ro1">
          <table:table-cell table:number-columns-repeated="3"/>
          <table:table-cell office:value-type="string">
            <text:p>File = "c:/Inetpub/wwwroot/cas-chile"</text:p>
          </table:table-cell>
        </table:table-row>
        <table:table-row table:style-name="ro1">
          <table:table-cell table:number-columns-repeated="3"/>
          <table:table-cell office:value-type="string">
            <text:p>File = "e:/Microsoft SQL Server/MSSQL10_50.MSSQLSERVER/MSSQL/Backup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v-finanzas</text:p>
          </table:table-cell>
          <table:table-cell/>
          <table:table-cell office:value-type="string">
            <text:p>File = "c:/CasChile"</text:p>
          </table:table-cell>
        </table:table-row>
        <table:table-row table:style-name="ro1">
          <table:table-cell table:number-columns-repeated="3"/>
          <table:table-cell office:value-type="string">
            <text:p>File = "e:/Microsoft SQL Server 2008/MSSQL/Backup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v-tibia</text:p>
          </table:table-cell>
          <table:table-cell/>
          <table:table-cell office:value-type="string">
            <text:p>File = "c:/AppServ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v-web</text:p>
          </table:table-cell>
          <table:table-cell/>
          <table:table-cell office:value-type="string">
            <text:p>File = "d:/IIS"</text:p>
          </table:table-cell>
        </table:table-row>
        <table:table-row table:style-name="ro1">
          <table:table-cell table:number-columns-repeated="3"/>
          <table:table-cell office:value-type="string">
            <text:p>File = "d:/AppServ/www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v-duoc</text:p>
          </table:table-cell>
          <table:table-cell/>
          <table:table-cell office:value-type="string">
            <text:p>File = "C:/SistemasNET"</text:p>
          </table:table-cell>
        </table:table-row>
        <table:table-row table:style-name="ro1">
          <table:table-cell table:number-columns-repeated="3"/>
          <table:table-cell office:value-type="string">
            <text:p>File = "C:/InetPub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rv-ecom</text:p>
          </table:table-cell>
          <table:table-cell/>
          <table:table-cell office:value-type="string">
            <text:p>File = "e:/MICROSOFT SQL SERVER/MSSQL/Backup"</text:p>
          </table:table-cell>
        </table:table-row>
        <table:table-row table:style-name="ro1">
          <table:table-cell table:number-columns-repeated="3"/>
          <table:table-cell office:value-type="string">
            <text:p>File = "c:/Inetpub/wwwroot/e-com"</text:p>
          </table:table-cell>
        </table:table-row>
        <table:table-row table:style-name="ro1">
          <table:table-cell table:number-columns-repeated="3"/>
          <table:table-cell office:value-type="string">
            <text:p>File = "c:/AppServ/www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lientes Microsoft WINDOWS TM</text:p>
          </table:table-cell>
          <table:table-cell office:value-type="string">
            <text:p>pc_pcarrillo</text:p>
          </table:table-cell>
          <table:table-cell/>
          <table:table-cell office:value-type="string">
            <text:p>File = "C:/RR.HH"</text:p>
          </table:table-cell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11/01/2013</text:date>, <text:time>10:04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ampos</meta:initial-creator>
    <meta:creation-date>2013-01-11T09:46:45</meta:creation-date>
    <dc:date>2013-01-11T10:04:27</dc:date>
    <dc:creator>Manuel Campos</dc:creator>
    <meta:editing-duration>PT17M43S</meta:editing-duration>
    <meta:editing-cycles>2</meta:editing-cycles>
    <meta:generator>LibreOffice/3.4$Unix LibreOffice_project/340m1$Build-602</meta:generator>
    <meta:document-statistic meta:table-count="3" meta:cell-count="69" meta:object-count="0"/>
  </office:meta>
</office:document-meta>
</file>